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automatic-styles>
    <style:style style:name="P1" style:family="paragraph" style:parent-style-name="Standard">
      <style:text-properties officeooo:rsid="000c20e7" officeooo:paragraph-rsid="0019cdd9"/>
    </style:style>
    <style:style style:name="P2" style:family="paragraph" style:parent-style-name="Standard">
      <style:text-properties officeooo:rsid="001b9b06" officeooo:paragraph-rsid="001b9b06"/>
    </style:style>
    <style:style style:name="P3" style:family="paragraph" style:parent-style-name="Standard">
      <style:text-properties officeooo:rsid="001d6d8e" officeooo:paragraph-rsid="001ec0d7"/>
    </style:style>
    <style:style style:name="P4" style:family="paragraph" style:parent-style-name="Standard">
      <style:text-properties officeooo:rsid="001f42db" officeooo:paragraph-rsid="001f42db"/>
    </style:style>
    <style:style style:name="P5" style:family="paragraph" style:parent-style-name="Standard">
      <style:text-properties officeooo:rsid="00207c94" officeooo:paragraph-rsid="00207c94"/>
    </style:style>
    <style:style style:name="P6" style:family="paragraph" style:parent-style-name="Standard">
      <style:text-properties officeooo:rsid="0021f9c4" officeooo:paragraph-rsid="002303bb"/>
    </style:style>
    <style:style style:name="P7" style:family="paragraph" style:parent-style-name="Standard">
      <style:text-properties officeooo:rsid="00243883" officeooo:paragraph-rsid="00271f2d"/>
    </style:style>
    <style:style style:name="P8" style:family="paragraph" style:parent-style-name="Standard">
      <style:text-properties officeooo:rsid="00243883" officeooo:paragraph-rsid="00336ff0"/>
    </style:style>
    <style:style style:name="P9" style:family="paragraph" style:parent-style-name="Standard">
      <style:text-properties officeooo:rsid="00271f2d" officeooo:paragraph-rsid="00271f2d"/>
    </style:style>
    <style:style style:name="P10" style:family="paragraph" style:parent-style-name="Standard">
      <style:text-properties officeooo:paragraph-rsid="0029711e"/>
    </style:style>
    <style:style style:name="P11" style:family="paragraph" style:parent-style-name="Standard">
      <style:text-properties officeooo:rsid="0029711e" officeooo:paragraph-rsid="0029711e"/>
    </style:style>
    <style:style style:name="P12" style:family="paragraph" style:parent-style-name="Standard">
      <style:text-properties officeooo:rsid="0029711e" officeooo:paragraph-rsid="00336ff0"/>
    </style:style>
    <style:style style:name="P13" style:family="paragraph" style:parent-style-name="Standard">
      <style:text-properties officeooo:rsid="002af48e" officeooo:paragraph-rsid="002af48e"/>
    </style:style>
    <style:style style:name="P14" style:family="paragraph" style:parent-style-name="Standard">
      <style:text-properties officeooo:rsid="002af48e" officeooo:paragraph-rsid="00336ff0"/>
    </style:style>
    <style:style style:name="P15" style:family="paragraph" style:parent-style-name="Standard">
      <style:text-properties officeooo:rsid="002b8391" officeooo:paragraph-rsid="002b8391"/>
    </style:style>
    <style:style style:name="P16" style:family="paragraph" style:parent-style-name="Standard">
      <style:text-properties officeooo:rsid="002d6b04" officeooo:paragraph-rsid="002b8391"/>
    </style:style>
    <style:style style:name="P17" style:family="paragraph" style:parent-style-name="Standard">
      <style:text-properties officeooo:paragraph-rsid="002ec377"/>
    </style:style>
    <style:style style:name="P18" style:family="paragraph" style:parent-style-name="Standard">
      <style:text-properties officeooo:rsid="0030b764" officeooo:paragraph-rsid="0030b764"/>
    </style:style>
    <style:style style:name="P19" style:family="paragraph" style:parent-style-name="Standard">
      <style:text-properties officeooo:rsid="0030b764" officeooo:paragraph-rsid="00336ff0"/>
    </style:style>
    <style:style style:name="P20" style:family="paragraph" style:parent-style-name="Standard">
      <style:text-properties officeooo:rsid="0030ee78" officeooo:paragraph-rsid="0030ee78"/>
    </style:style>
    <style:style style:name="P21" style:family="paragraph" style:parent-style-name="Standard">
      <style:text-properties officeooo:rsid="0030ee78" officeooo:paragraph-rsid="00336ff0"/>
    </style:style>
    <style:style style:name="P22" style:family="paragraph" style:parent-style-name="Standard">
      <style:text-properties officeooo:rsid="00336ff0" officeooo:paragraph-rsid="00336ff0"/>
    </style:style>
    <style:style style:name="P23" style:family="paragraph" style:parent-style-name="Standard">
      <style:text-properties officeooo:paragraph-rsid="00336ff0"/>
    </style:style>
    <style:style style:name="P24" style:family="paragraph" style:parent-style-name="Standard">
      <style:text-properties officeooo:rsid="003706af" officeooo:paragraph-rsid="003706af"/>
    </style:style>
    <style:style style:name="P25" style:family="paragraph" style:parent-style-name="Standard">
      <style:text-properties officeooo:paragraph-rsid="003706af"/>
    </style:style>
    <style:style style:name="T1" style:family="text">
      <style:text-properties officeooo:rsid="0019cdd9"/>
    </style:style>
    <style:style style:name="T2" style:family="text">
      <style:text-properties officeooo:rsid="001d6d8e"/>
    </style:style>
    <style:style style:name="T3" style:family="text">
      <style:text-properties officeooo:rsid="001ec0d7"/>
    </style:style>
    <style:style style:name="T4" style:family="text">
      <style:text-properties officeooo:rsid="001f42db"/>
    </style:style>
    <style:style style:name="T5" style:family="text">
      <style:text-properties officeooo:rsid="00207c94"/>
    </style:style>
    <style:style style:name="T6" style:family="text">
      <style:text-properties officeooo:rsid="0021f9c4"/>
    </style:style>
    <style:style style:name="T7" style:family="text">
      <style:text-properties officeooo:rsid="002303bb"/>
    </style:style>
    <style:style style:name="T8" style:family="text">
      <style:text-properties officeooo:rsid="0018cd4a"/>
    </style:style>
    <style:style style:name="T9" style:family="text">
      <style:text-properties officeooo:rsid="00243883"/>
    </style:style>
    <style:style style:name="T10" style:family="text">
      <style:text-properties officeooo:rsid="00257913"/>
    </style:style>
    <style:style style:name="T11" style:family="text">
      <style:text-properties officeooo:rsid="00271f2d"/>
    </style:style>
    <style:style style:name="T12" style:family="text">
      <style:text-properties officeooo:rsid="00288e77"/>
    </style:style>
    <style:style style:name="T13" style:family="text">
      <style:text-properties officeooo:rsid="0028e01b"/>
    </style:style>
    <style:style style:name="T14" style:family="text">
      <style:text-properties officeooo:rsid="0029711e"/>
    </style:style>
    <style:style style:name="T15" style:family="text">
      <style:text-properties officeooo:rsid="00298ca1"/>
    </style:style>
    <style:style style:name="T16" style:family="text">
      <style:text-properties officeooo:rsid="002af48e"/>
    </style:style>
    <style:style style:name="T17" style:family="text">
      <style:text-properties officeooo:rsid="002b8391"/>
    </style:style>
    <style:style style:name="T18" style:family="text">
      <style:text-properties officeooo:rsid="002d6b04"/>
    </style:style>
    <style:style style:name="T19" style:family="text">
      <style:text-properties officeooo:rsid="002e1819"/>
    </style:style>
    <style:style style:name="T20" style:family="text">
      <style:text-properties officeooo:rsid="0030b764"/>
    </style:style>
    <style:style style:name="T21" style:family="text">
      <style:text-properties officeooo:rsid="0030ee78"/>
    </style:style>
    <style:style style:name="T22" style:family="text">
      <style:text-properties officeooo:rsid="0031e808"/>
    </style:style>
    <style:style style:name="T23" style:family="text">
      <style:text-properties officeooo:rsid="00336ff0"/>
    </style:style>
    <style:style style:name="T24" style:family="text">
      <style:text-properties officeooo:rsid="000a36b8"/>
    </style:style>
    <style:style style:name="T25" style:family="text">
      <style:text-properties officeooo:rsid="0034d267"/>
    </style:style>
    <style:style style:name="T26" style:family="text">
      <style:text-properties officeooo:rsid="003898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es of the Nexus Way – Session <text:span text:style-name="T1">7</text:span></text:p>
      <text:p text:style-name="P1"/>
      <text:p text:style-name="P2">We start back at the Vandomal Estate, the morning of the council meeting. <text:span text:style-name="T2">We discuss the meeting over breakfast, and Aselmo reveals that Ranshat has something to do with his missing legs, so we may wish to not invite him to a meeting with Ranshat to discuss the potential continued protection. Nobody will be left behind – she is currently poking at a passed out Gumzo in the fountain outside. </text:span></text:p>
      <text:p text:style-name="P2"/>
      <text:p text:style-name="P3">We arrive at the council chambers – <text:span text:style-name="T3">grand, sweeping, a large chandelier hanging above. 3 golden chairs, 17 silver chairs, and the single grand chair for the Lamplighter themselves, when they return. <text:s text:c="3"/>The group mingles, but Aphra accidentally creates a mess by knocking a tray of drinks over the Luminarch – the leader of the Lamplighter’s Guild. He claims her to be a thief – or at least in possession of stolen property. </text:span><text:span text:style-name="T4">The keys (of the sun, the ones to operate it) apparently are drawn to each other – as shown by the fact that Aphra is immediately thrown to him, pulled by the key </text:span><text:span text:style-name="T14">as it attempts to connect with the Key of the Noon Day Sun</text:span><text:span text:style-name="T4">. </text:span></text:p>
      <text:p text:style-name="P3"/>
      <text:p text:style-name="P4">Yenik makes a scene, calling attention to this, making the Luminarch uncomfortable enough to leave. However, Aphra saw that when the two keys became close, they tried to merge and change. The Luminarch then <text:span text:style-name="T5">says that they will discuss reparations for both the Key and the ‘girl’, referring to Aphra. </text:span></text:p>
      <text:p text:style-name="P4"/>
      <text:p text:style-name="P5">Ranshat is also present, lounging on a sofa, and gambling with some others who appear to be losing everything to him. He greets us amenably, especially towards Aselmo. <text:span text:style-name="T6">However, he then says that one of us spat in his patron’s face – at this, Aphra looks distinctly uncomfortable, and she explains briefly that the Grey Master had offered her a deal and she turned it down. </text:span></text:p>
      <text:p text:style-name="P5"/>
      <text:p text:style-name="P6">The gong is rung, and the session begins with Yenik being accepted to the council, and the monopoly of magical reagents returned to House Vandomal. The next order of business is the shown, as Amanathra is dragged in, bloodied and beaten, mumbling prayers. Kamar Amgarva, <text:span text:style-name="T7">a greasy sounding elven politician of House Amgarva, which promotes brothels, sin, drinking, etc. He claims that Amanathra has been taking jobs and trade away by leading people away from sin, saying that this light should be stamped out before the darkness. The dragon, </text:span><text:span text:style-name="T8">Styromoxcies, </text:span><text:span text:style-name="T7">asks if there are any objections – Arcos and Bellathonis both approach the barrier to indicate that they wish to speak, and Yenik speaks up, allowing Arcos to address the council. He asks why execution, and not exile or imprisonment, and the response is that more will appear if this one does not disappear. Arcos makes a fools and their gods’ comment, </text:span><text:span text:style-name="T9">which causes unease. </text:span></text:p>
      <text:p text:style-name="P6"/>
      <text:p text:style-name="P8">Bellathonis then speaks, and manages to convince the council that their own power is so great, that they need not worry about this. <text:span text:style-name="T10">A vote is about to take place, then, the representative for </text:span><text:span text:style-name="T24">Anceladormoxcies</text:span><text:span text:style-name="T10"> vetoes this entire set of proceedings, saying that the dragon will take Amanathra into her protective custody. </text:span><text:span text:style-name="T16">Ranshat </text:span><text:span text:style-name="T10">Arcos then interrupts, asking why, and everyone stares daggers at him. He continues to talk back, until the representative snaps, </text:span><text:span text:style-name="T11">and rescinds the invitation to tea from us all. Arcos the implies that dragons are untrustworthy, and </text:span><text:span text:style-name="T8">Styromoxcies </text:span><text:span text:style-name="T11">snaps his book shut, and calls for a 30 minutes recess, and says that some should get their houses in order. </text:span></text:p>
      <text:p text:style-name="P7"/>
      <text:p text:style-name="P9">In a private chamber, Arcos attempts to defend himself, whilst everyone else then <text:span text:style-name="T12">tears into him, and he says he had no plan. He wishes to destroy the council entirely, but has no thought as to how. Aphra is both sad and unbelievably angry at him taking her potential only chance for answers away. </text:span></text:p>
      <text:p text:style-name="P9"/>
      <text:p text:style-name="P25"><text:span text:style-name="T13">When we go back into the main chamber, all three dragons are now present, and the representative is laying on the floor, dead, with </text:span><text:span text:style-name="T24">Anceladormoxcies</text:span><text:span text:style-name="T13"> softly crying. The third dragon, not seen before, is named Caladoxies, and is the most militant of the three. The dragon’s will and power was called into question, and as thus, a show of power was needed to be made. The Lamplighter is female – as </text:span><text:soft-page-break/><text:span text:style-name="T13">declared by Caladoxies, as it is mentioned that she put the dragons their to keep balance in their stead. Caladoxies </text:span><text:span text:style-name="T14">then ends the session. </text:span></text:p>
      <text:p text:style-name="P10"/>
      <text:p text:style-name="P15">Aselmo is approached by Saimaroi Katashi, <text:span text:style-name="T25">the keeper of the Dawn Key</text:span>, and is handed a business card if he ever wishes to deal with a thorn in their side (Aphra?). </text:p>
      <text:p text:style-name="P10"/>
      <text:p text:style-name="P12">The chambers clear, however, <text:span text:style-name="T24">Anceladormoxcies</text:span> remains, and she cradles her representative. Bellathonis approaches and is nearly killed by her – Yenik speaks up <text:span text:style-name="T15">and manages to spare his life. Rip, next to the representative’s body, puts the marble he gave her back in her hand, and makes his wish. </text:span></text:p>
      <text:p text:style-name="P11"/>
      <text:p text:style-name="P13">He wishes that she had all the answers when she needed them. Wish Granted. </text:p>
      <text:p text:style-name="P13"/>
      <text:p text:style-name="P14">Time resets – we all remember what happened, but this time, <text:span text:style-name="T24">Anceladormoxcies</text:span> personally appears to call the veto. Arcos seems to think about speaking out again, and Aphra slightly draws her blade to warn him. Seeing this, he leaves the chamber until the end of the session. so the council session continues as normal, for over 4 more hours. </text:p>
      <text:p text:style-name="P13"/>
      <text:p text:style-name="P13">Then, we go to the chamber for tea with And. Everyone has their favourite tea and sweet treat set in front of them. Most say what their favourite tea and sweet treat are, except Aphra, who has orange and passion-fruit tea, and a lemon meringue cheesecake set in front of her without her saying a word. Rip has crocheted cakes in front of him, so that he is included in this. </text:p>
      <text:p text:style-name="P13"/>
      <text:p text:style-name="P23"><text:span text:style-name="T17">Finally, Aphra has a chance for answers. She is very nervous. </text:span><text:span text:style-name="T18">She asks first about the doll, and </text:span><text:span text:style-name="T24">Anceladormoxcies </text:span><text:span text:style-name="T18">x replies that </text:span><text:span text:style-name="T19">she gave that to her child. Then, the locket is shown by a drawing of Rip, and she says that it was a gift to her child, and that she last saw it around her dead child’s neck as she was being buried. After another drawing from Rip, illustrating the doll swallowing the necklace, </text:span><text:span text:style-name="T24">Anceladormoxcies</text:span><text:span text:style-name="T19"> says that explains how it may have survived for so long, with a spark of her own power. Rip’s next drawing is of the flame haired woman – and she is called Analyeee </text:span><text:span text:style-name="T20">by the White Dragon</text:span><text:span text:style-name="T19">. </text:span></text:p>
      <text:p text:style-name="P17"/>
      <text:p text:style-name="P19">Rip’s final drawing is actually a message, saying ‘The Choir Master must die’. This person, who cannot be called a human anymore, has been striving for <text:span text:style-name="T21">perfection, and experiments with such. They wish to create Nexus Way in their image. Aphra draws the green symbol she remembers from first waking up, and this is revealed to be both the symbol of the Choir Master, and </text:span><text:span text:style-name="T22">was also seen on half a soul coin that has been devouring other soul coins. </text:span><text:span text:style-name="T23">As thus, </text:span><text:span text:style-name="T24">Anceladormoxcies</text:span><text:span text:style-name="T23"> is asked to check both Arcos and Aphra’s souls. Arcos’s soul is intact, whole and unchanged. </text:span></text:p>
      <text:p text:style-name="P18"/>
      <text:p text:style-name="P18">Aphra has no soul. And has never had one. <text:span text:style-name="T21">She asks if she is physically a copy of her daughter, but she does not answer. </text:span><text:span text:style-name="T25">Nyxsi asks how her daughter died. </text:span></text:p>
      <text:p text:style-name="P16"/>
      <text:p text:style-name="P20">Syrene died for a better tomorrow that never came to be. Nyxsi asks how she died, not why, and she replies with, “’What came from shadow to embrace the light, carve away the darkness the suns eternal light, when that which was born in evening songs embrace, comes to bind with the sun to interlace, the nightmare is banished and a thousand thousand voices cry free, freed <text:span text:style-name="T23">f</text:span>or forever from this dark places litany.’ That is what killed my daughter. Chasing a prophecy.” </text:p>
      <text:p text:style-name="P20"/>
      <text:p text:style-name="P21"><text:span text:style-name="T24">Anceladormoxcies</text:span> does not like prophecies. <text:span text:style-name="T22">They give hope, which is dangerous. She says that yes, Aphra is a copy of her, but she will not find herself with </text:span><text:span text:style-name="T24">Anceladormoxcies</text:span><text:span text:style-name="T22">, and that she does not know her. Aselmo, however, clocks, that </text:span><text:span text:style-name="T24">Anceladormoxcies</text:span><text:span text:style-name="T22"> is lying, both about not knowing her, and that Aphra could not find herself with </text:span><text:span text:style-name="T24">Anceladormoxcies</text:span><text:span text:style-name="T22">. It is hurting her to say that, but she believes she is saying that to help the other person. </text:span><text:span text:style-name="T23">She loves Aphra so much, but is restraining </text:span><text:soft-page-break/><text:span text:style-name="T23">herself to try and help Aphra, to protect her. She says that her daughter, Syreen, died, and that Aphra is not her daughter.</text:span></text:p>
      <text:p text:style-name="P21"/>
      <text:p text:style-name="P24">Rip shows <text:span text:style-name="T24">Anceladormoxcies </text:span>one final drawing, showing Nobody holding a long stick with a fire on the end of it, and their split soul coin. <text:span text:style-name="T24">Anceladormoxcies </text:span>stands, knocking the table over, and asks ‘<text:span text:style-name="T26">Where did you see the Lamplighter?’</text:span></text:p>
      <text:p text:style-name="P20"/>
      <text:p text:style-name="P22">Nobody is the Lamplighter, or at least the body of the Lamplighter, with a different sou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6T22:01:35.069000000</meta:creation-date>
    <dc:date>2024-11-17T04:37:47.200000000</dc:date>
    <meta:editing-duration>PT2H47M5S</meta:editing-duration>
    <meta:editing-cycles>9</meta:editing-cycles>
    <meta:generator>LibreOffice/7.2.0.4$Windows_X86_64 LibreOffice_project/9a9c6381e3f7a62afc1329bd359cc48accb6435b</meta:generator>
    <meta:document-statistic meta:table-count="0" meta:image-count="0" meta:object-count="0" meta:page-count="3" meta:paragraph-count="21" meta:word-count="1430" meta:character-count="8183" meta:non-whitespace-character-count="6741"/>
  </office:meta>
</office:document-meta>
</file>